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</office:automatic-styles>
  <office:body>
    <office:spreadsheet>
      <table:table table:name="Tabelle1" table:style-name="ta1">
        <table:table-column table:style-name="co1" table:number-columns-repeated="102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2*PI()/[.A2]" office:value-type="float" office:value="0.0805536577843537" calcext:value-type="float">
            <text:p>0,0805536578</text:p>
          </table:table-cell>
          <table:table-cell table:style-name="ce1" table:formula="of:=SIN([.$A$3]*[.B2])*[.$A$1]" office:value-type="float" office:value="0" calcext:value-type="float">
            <text:p>0</text:p>
          </table:table-cell>
          <table:table-cell table:style-name="ce1" table:formula="of:=SIN([.$A$3]*[.C2])*[.$A$1]" office:value-type="float" office:value="20.5189750227651" calcext:value-type="float">
            <text:p>21</text:p>
          </table:table-cell>
          <table:table-cell table:style-name="ce1" table:formula="of:=SIN([.$A$3]*[.D2])*[.$A$1]" office:value-type="float" office:value="40.9048766187289" calcext:value-type="float">
            <text:p>41</text:p>
          </table:table-cell>
          <table:table-cell table:style-name="ce1" table:formula="of:=SIN([.$A$3]*[.E2])*[.$A$1]" office:value-type="float" office:value="61.0254943933272" calcext:value-type="float">
            <text:p>61</text:p>
          </table:table-cell>
          <table:table-cell table:style-name="ce1" table:formula="of:=SIN([.$A$3]*[.F2])*[.$A$1]" office:value-type="float" office:value="80.7503384193755" calcext:value-type="float">
            <text:p>81</text:p>
          </table:table-cell>
          <table:table-cell table:style-name="ce1" table:formula="of:=SIN([.$A$3]*[.G2])*[.$A$1]" office:value-type="float" office:value="99.9514855143191" calcext:value-type="float">
            <text:p>100</text:p>
          </table:table-cell>
          <table:table-cell table:style-name="ce1" table:formula="of:=SIN([.$A$3]*[.H2])*[.$A$1]" office:value-type="float" office:value="118.504408871161" calcext:value-type="float">
            <text:p>119</text:p>
          </table:table-cell>
          <table:table-cell table:style-name="ce1" table:formula="of:=SIN([.$A$3]*[.I2])*[.$A$1]" office:value-type="float" office:value="136.288785662589" calcext:value-type="float">
            <text:p>136</text:p>
          </table:table-cell>
          <table:table-cell table:style-name="ce1" table:formula="of:=SIN([.$A$3]*[.J2])*[.$A$1]" office:value-type="float" office:value="153.189277380685" calcext:value-type="float">
            <text:p>153</text:p>
          </table:table-cell>
          <table:table-cell table:style-name="ce1" table:formula="of:=SIN([.$A$3]*[.K2])*[.$A$1]" office:value-type="float" office:value="169.096277851403" calcext:value-type="float">
            <text:p>169</text:p>
          </table:table-cell>
          <table:table-cell table:style-name="ce1" table:formula="of:=SIN([.$A$3]*[.L2])*[.$A$1]" office:value-type="float" office:value="183.906624072673" calcext:value-type="float">
            <text:p>184</text:p>
          </table:table-cell>
          <table:table-cell table:style-name="ce1" table:formula="of:=SIN([.$A$3]*[.M2])*[.$A$1]" office:value-type="float" office:value="197.524265266052" calcext:value-type="float">
            <text:p>198</text:p>
          </table:table-cell>
          <table:table-cell table:style-name="ce1" table:formula="of:=SIN([.$A$3]*[.N2])*[.$A$1]" office:value-type="float" office:value="209.860885802882" calcext:value-type="float">
            <text:p>210</text:p>
          </table:table-cell>
          <table:table-cell table:style-name="ce1" table:formula="of:=SIN([.$A$3]*[.O2])*[.$A$1]" office:value-type="float" office:value="220.836477965032" calcext:value-type="float">
            <text:p>221</text:p>
          </table:table-cell>
          <table:table-cell table:style-name="ce1" table:formula="of:=SIN([.$A$3]*[.P2])*[.$A$1]" office:value-type="float" office:value="230.379860825647" calcext:value-type="float">
            <text:p>230</text:p>
          </table:table-cell>
          <table:table-cell table:style-name="ce1" table:formula="of:=SIN([.$A$3]*[.Q2])*[.$A$1]" office:value-type="float" office:value="238.429141884781" calcext:value-type="float">
            <text:p>238</text:p>
          </table:table-cell>
          <table:table-cell table:style-name="ce1" table:formula="of:=SIN([.$A$3]*[.R2])*[.$A$1]" office:value-type="float" office:value="244.932118466" calcext:value-type="float">
            <text:p>245</text:p>
          </table:table-cell>
          <table:table-cell table:style-name="ce1" table:formula="of:=SIN([.$A$3]*[.S2])*[.$A$1]" office:value-type="float" office:value="249.846616270778" calcext:value-type="float">
            <text:p>250</text:p>
          </table:table-cell>
          <table:table-cell table:style-name="ce1" table:formula="of:=SIN([.$A$3]*[.T2])*[.$A$1]" office:value-type="float" office:value="253.140762895004" calcext:value-type="float">
            <text:p>253</text:p>
          </table:table-cell>
          <table:table-cell table:style-name="ce1" table:formula="of:=SIN([.$A$3]*[.U2])*[.$A$1]" office:value-type="float" office:value="254.79319453375" calcext:value-type="float">
            <text:p>255</text:p>
          </table:table-cell>
          <table:table-cell table:style-name="ce1" table:formula="of:=SIN([.$A$3]*[.V2])*[.$A$1]" office:value-type="float" office:value="254.79319453375" calcext:value-type="float">
            <text:p>255</text:p>
          </table:table-cell>
          <table:table-cell table:style-name="ce1" table:formula="of:=SIN([.$A$3]*[.W2])*[.$A$1]" office:value-type="float" office:value="253.140762895004" calcext:value-type="float">
            <text:p>253</text:p>
          </table:table-cell>
          <table:table-cell table:style-name="ce1" table:formula="of:=SIN([.$A$3]*[.X2])*[.$A$1]" office:value-type="float" office:value="249.846616270778" calcext:value-type="float">
            <text:p>250</text:p>
          </table:table-cell>
          <table:table-cell table:style-name="ce1" table:formula="of:=SIN([.$A$3]*[.Y2])*[.$A$1]" office:value-type="float" office:value="244.932118466" calcext:value-type="float">
            <text:p>245</text:p>
          </table:table-cell>
          <table:table-cell table:style-name="ce1" table:formula="of:=SIN([.$A$3]*[.Z2])*[.$A$1]" office:value-type="float" office:value="238.429141884781" calcext:value-type="float">
            <text:p>238</text:p>
          </table:table-cell>
          <table:table-cell table:style-name="ce1" table:formula="of:=SIN([.$A$3]*[.AA2])*[.$A$1]" office:value-type="float" office:value="230.379860825647" calcext:value-type="float">
            <text:p>230</text:p>
          </table:table-cell>
          <table:table-cell table:style-name="ce1" table:formula="of:=SIN([.$A$3]*[.AB2])*[.$A$1]" office:value-type="float" office:value="220.836477965032" calcext:value-type="float">
            <text:p>221</text:p>
          </table:table-cell>
          <table:table-cell table:style-name="ce1" table:formula="of:=SIN([.$A$3]*[.AC2])*[.$A$1]" office:value-type="float" office:value="209.860885802882" calcext:value-type="float">
            <text:p>210</text:p>
          </table:table-cell>
          <table:table-cell table:style-name="ce1" table:formula="of:=SIN([.$A$3]*[.AD2])*[.$A$1]" office:value-type="float" office:value="197.524265266052" calcext:value-type="float">
            <text:p>198</text:p>
          </table:table-cell>
          <table:table-cell table:style-name="ce1" table:formula="of:=SIN([.$A$3]*[.AE2])*[.$A$1]" office:value-type="float" office:value="183.906624072673" calcext:value-type="float">
            <text:p>184</text:p>
          </table:table-cell>
          <table:table-cell table:style-name="ce1" table:formula="of:=SIN([.$A$3]*[.AF2])*[.$A$1]" office:value-type="float" office:value="169.096277851403" calcext:value-type="float">
            <text:p>169</text:p>
          </table:table-cell>
          <table:table-cell table:style-name="ce1" table:formula="of:=SIN([.$A$3]*[.AG2])*[.$A$1]" office:value-type="float" office:value="153.189277380685" calcext:value-type="float">
            <text:p>153</text:p>
          </table:table-cell>
          <table:table-cell table:style-name="ce1" table:formula="of:=SIN([.$A$3]*[.AH2])*[.$A$1]" office:value-type="float" office:value="136.288785662589" calcext:value-type="float">
            <text:p>136</text:p>
          </table:table-cell>
          <table:table-cell table:style-name="ce1" table:formula="of:=SIN([.$A$3]*[.AI2])*[.$A$1]" office:value-type="float" office:value="118.504408871161" calcext:value-type="float">
            <text:p>119</text:p>
          </table:table-cell>
          <table:table-cell table:style-name="ce1" table:formula="of:=SIN([.$A$3]*[.AJ2])*[.$A$1]" office:value-type="float" office:value="99.9514855143192" calcext:value-type="float">
            <text:p>100</text:p>
          </table:table-cell>
          <table:table-cell table:style-name="ce1" table:formula="of:=SIN([.$A$3]*[.AK2])*[.$A$1]" office:value-type="float" office:value="80.7503384193756" calcext:value-type="float">
            <text:p>81</text:p>
          </table:table-cell>
          <table:table-cell table:style-name="ce1" table:formula="of:=SIN([.$A$3]*[.AL2])*[.$A$1]" office:value-type="float" office:value="61.0254943933273" calcext:value-type="float">
            <text:p>61</text:p>
          </table:table-cell>
          <table:table-cell table:style-name="ce1" table:formula="of:=SIN([.$A$3]*[.AM2])*[.$A$1]" office:value-type="float" office:value="40.9048766187289" calcext:value-type="float">
            <text:p>41</text:p>
          </table:table-cell>
          <table:table-cell table:style-name="ce1" table:formula="of:=SIN([.$A$3]*[.AN2])*[.$A$1]" office:value-type="float" office:value="20.5189750227651" calcext:value-type="float">
            <text:p>21</text:p>
          </table:table-cell>
          <table:table-cell table:style-name="ce1" table:formula="of:=SIN([.$A$3]*[.AO2])*[.$A$1]" office:value-type="float" office:value="0.0000000000000312284933782575" calcext:value-type="float">
            <text:p>0</text:p>
          </table:table-cell>
          <table:table-cell table:style-name="ce1" table:formula="of:=SIN([.$A$3]*[.AP2])*[.$A$1]" office:value-type="float" office:value="-20.518975022765" calcext:value-type="float">
            <text:p>-21</text:p>
          </table:table-cell>
          <table:table-cell table:style-name="ce1" table:formula="of:=SIN([.$A$3]*[.AQ2])*[.$A$1]" office:value-type="float" office:value="-40.9048766187288" calcext:value-type="float">
            <text:p>-41</text:p>
          </table:table-cell>
          <table:table-cell table:style-name="ce1" table:formula="of:=SIN([.$A$3]*[.AR2])*[.$A$1]" office:value-type="float" office:value="-61.0254943933271" calcext:value-type="float">
            <text:p>-61</text:p>
          </table:table-cell>
          <table:table-cell table:style-name="ce1" table:formula="of:=SIN([.$A$3]*[.AS2])*[.$A$1]" office:value-type="float" office:value="-80.7503384193754" calcext:value-type="float">
            <text:p>-81</text:p>
          </table:table-cell>
          <table:table-cell table:style-name="ce1" table:formula="of:=SIN([.$A$3]*[.AT2])*[.$A$1]" office:value-type="float" office:value="-99.9514855143191" calcext:value-type="float">
            <text:p>-100</text:p>
          </table:table-cell>
          <table:table-cell table:style-name="ce1" table:formula="of:=SIN([.$A$3]*[.AU2])*[.$A$1]" office:value-type="float" office:value="-118.504408871161" calcext:value-type="float">
            <text:p>-119</text:p>
          </table:table-cell>
          <table:table-cell table:style-name="ce1" table:formula="of:=SIN([.$A$3]*[.AV2])*[.$A$1]" office:value-type="float" office:value="-136.288785662589" calcext:value-type="float">
            <text:p>-136</text:p>
          </table:table-cell>
          <table:table-cell table:style-name="ce1" table:formula="of:=SIN([.$A$3]*[.AW2])*[.$A$1]" office:value-type="float" office:value="-153.189277380685" calcext:value-type="float">
            <text:p>-153</text:p>
          </table:table-cell>
          <table:table-cell table:style-name="ce1" table:formula="of:=SIN([.$A$3]*[.AX2])*[.$A$1]" office:value-type="float" office:value="-169.096277851403" calcext:value-type="float">
            <text:p>-169</text:p>
          </table:table-cell>
          <table:table-cell table:style-name="ce1" table:formula="of:=SIN([.$A$3]*[.AY2])*[.$A$1]" office:value-type="float" office:value="-183.906624072673" calcext:value-type="float">
            <text:p>-184</text:p>
          </table:table-cell>
          <table:table-cell table:style-name="ce1" table:formula="of:=SIN([.$A$3]*[.AZ2])*[.$A$1]" office:value-type="float" office:value="-197.524265266052" calcext:value-type="float">
            <text:p>-198</text:p>
          </table:table-cell>
          <table:table-cell table:style-name="ce1" table:formula="of:=SIN([.$A$3]*[.BA2])*[.$A$1]" office:value-type="float" office:value="-209.860885802882" calcext:value-type="float">
            <text:p>-210</text:p>
          </table:table-cell>
          <table:table-cell table:style-name="ce1" table:formula="of:=SIN([.$A$3]*[.BB2])*[.$A$1]" office:value-type="float" office:value="-220.836477965032" calcext:value-type="float">
            <text:p>-221</text:p>
          </table:table-cell>
          <table:table-cell table:style-name="ce1" table:formula="of:=SIN([.$A$3]*[.BC2])*[.$A$1]" office:value-type="float" office:value="-230.379860825647" calcext:value-type="float">
            <text:p>-230</text:p>
          </table:table-cell>
          <table:table-cell table:style-name="ce1" table:formula="of:=SIN([.$A$3]*[.BD2])*[.$A$1]" office:value-type="float" office:value="-238.429141884781" calcext:value-type="float">
            <text:p>-238</text:p>
          </table:table-cell>
          <table:table-cell table:style-name="ce1" table:formula="of:=SIN([.$A$3]*[.BE2])*[.$A$1]" office:value-type="float" office:value="-244.932118466" calcext:value-type="float">
            <text:p>-245</text:p>
          </table:table-cell>
          <table:table-cell table:style-name="ce1" table:formula="of:=SIN([.$A$3]*[.BF2])*[.$A$1]" office:value-type="float" office:value="-249.846616270778" calcext:value-type="float">
            <text:p>-250</text:p>
          </table:table-cell>
          <table:table-cell table:style-name="ce1" table:formula="of:=SIN([.$A$3]*[.BG2])*[.$A$1]" office:value-type="float" office:value="-253.140762895004" calcext:value-type="float">
            <text:p>-253</text:p>
          </table:table-cell>
          <table:table-cell table:style-name="ce1" table:formula="of:=SIN([.$A$3]*[.BH2])*[.$A$1]" office:value-type="float" office:value="-254.79319453375" calcext:value-type="float">
            <text:p>-255</text:p>
          </table:table-cell>
          <table:table-cell table:style-name="ce1" table:formula="of:=SIN([.$A$3]*[.BI2])*[.$A$1]" office:value-type="float" office:value="-254.79319453375" calcext:value-type="float">
            <text:p>-255</text:p>
          </table:table-cell>
          <table:table-cell table:style-name="ce1" table:formula="of:=SIN([.$A$3]*[.BJ2])*[.$A$1]" office:value-type="float" office:value="-253.140762895004" calcext:value-type="float">
            <text:p>-253</text:p>
          </table:table-cell>
          <table:table-cell table:style-name="ce1" table:formula="of:=SIN([.$A$3]*[.BK2])*[.$A$1]" office:value-type="float" office:value="-249.846616270778" calcext:value-type="float">
            <text:p>-250</text:p>
          </table:table-cell>
          <table:table-cell table:style-name="ce1" table:formula="of:=SIN([.$A$3]*[.BL2])*[.$A$1]" office:value-type="float" office:value="-244.932118466" calcext:value-type="float">
            <text:p>-245</text:p>
          </table:table-cell>
          <table:table-cell table:style-name="ce1" table:formula="of:=SIN([.$A$3]*[.BM2])*[.$A$1]" office:value-type="float" office:value="-238.429141884781" calcext:value-type="float">
            <text:p>-238</text:p>
          </table:table-cell>
          <table:table-cell table:style-name="ce1" table:formula="of:=SIN([.$A$3]*[.BN2])*[.$A$1]" office:value-type="float" office:value="-230.379860825647" calcext:value-type="float">
            <text:p>-230</text:p>
          </table:table-cell>
          <table:table-cell table:style-name="ce1" table:formula="of:=SIN([.$A$3]*[.BO2])*[.$A$1]" office:value-type="float" office:value="-220.836477965032" calcext:value-type="float">
            <text:p>-221</text:p>
          </table:table-cell>
          <table:table-cell table:style-name="ce1" table:formula="of:=SIN([.$A$3]*[.BP2])*[.$A$1]" office:value-type="float" office:value="-209.860885802882" calcext:value-type="float">
            <text:p>-210</text:p>
          </table:table-cell>
          <table:table-cell table:style-name="ce1" table:formula="of:=SIN([.$A$3]*[.BQ2])*[.$A$1]" office:value-type="float" office:value="-197.524265266052" calcext:value-type="float">
            <text:p>-198</text:p>
          </table:table-cell>
          <table:table-cell table:style-name="ce1" table:formula="of:=SIN([.$A$3]*[.BR2])*[.$A$1]" office:value-type="float" office:value="-183.906624072673" calcext:value-type="float">
            <text:p>-184</text:p>
          </table:table-cell>
          <table:table-cell table:style-name="ce1" table:formula="of:=SIN([.$A$3]*[.BS2])*[.$A$1]" office:value-type="float" office:value="-169.096277851403" calcext:value-type="float">
            <text:p>-169</text:p>
          </table:table-cell>
          <table:table-cell table:style-name="ce1" table:formula="of:=SIN([.$A$3]*[.BT2])*[.$A$1]" office:value-type="float" office:value="-153.189277380685" calcext:value-type="float">
            <text:p>-153</text:p>
          </table:table-cell>
          <table:table-cell table:style-name="ce1" table:formula="of:=SIN([.$A$3]*[.BU2])*[.$A$1]" office:value-type="float" office:value="-136.288785662589" calcext:value-type="float">
            <text:p>-136</text:p>
          </table:table-cell>
          <table:table-cell table:style-name="ce1" table:formula="of:=SIN([.$A$3]*[.BV2])*[.$A$1]" office:value-type="float" office:value="-118.504408871161" calcext:value-type="float">
            <text:p>-119</text:p>
          </table:table-cell>
          <table:table-cell table:style-name="ce1" table:formula="of:=SIN([.$A$3]*[.BW2])*[.$A$1]" office:value-type="float" office:value="-99.9514855143192" calcext:value-type="float">
            <text:p>-100</text:p>
          </table:table-cell>
          <table:table-cell table:style-name="ce1" table:formula="of:=SIN([.$A$3]*[.BX2])*[.$A$1]" office:value-type="float" office:value="-80.7503384193756" calcext:value-type="float">
            <text:p>-81</text:p>
          </table:table-cell>
          <table:table-cell table:style-name="ce1" table:formula="of:=SIN([.$A$3]*[.BY2])*[.$A$1]" office:value-type="float" office:value="-61.0254943933275" calcext:value-type="float">
            <text:p>-61</text:p>
          </table:table-cell>
          <table:table-cell table:style-name="ce1" table:formula="of:=SIN([.$A$3]*[.BZ2])*[.$A$1]" office:value-type="float" office:value="-40.904876618729" calcext:value-type="float">
            <text:p>-41</text:p>
          </table:table-cell>
          <table:table-cell table:style-name="ce1" table:formula="of:=SIN([.$A$3]*[.CA2])*[.$A$1]" office:value-type="float" office:value="-20.5189750227653" calcext:value-type="float">
            <text:p>-21</text:p>
          </table:table-cell>
          <table:table-cell table:style-name="ce1" table:formula="of:=SIN([.$A$3]*[.CB2])*[.$A$1]" office:value-type="float" office:value="-0.000000000000062456986756515" calcext:value-type="float">
            <text:p>0</text:p>
          </table:table-cell>
          <table:table-cell table:style-name="ce1" table:formula="of:=SIN([.$A$3]*[.CC2])*[.$A$1]" office:value-type="float" office:value="20.5189750227649" calcext:value-type="float">
            <text:p>21</text:p>
          </table:table-cell>
          <table:table-cell table:style-name="ce1" table:formula="of:=SIN([.$A$3]*[.CD2])*[.$A$1]" office:value-type="float" office:value="40.9048766187286" calcext:value-type="float">
            <text:p>41</text:p>
          </table:table-cell>
          <table:table-cell table:style-name="ce1" table:formula="of:=SIN([.$A$3]*[.CE2])*[.$A$1]" office:value-type="float" office:value="61.0254943933271" calcext:value-type="float">
            <text:p>61</text:p>
          </table:table-cell>
          <table:table-cell table:style-name="ce1" table:formula="of:=SIN([.$A$3]*[.CF2])*[.$A$1]" office:value-type="float" office:value="80.7503384193753" calcext:value-type="float">
            <text:p>81</text:p>
          </table:table-cell>
          <table:table-cell table:style-name="ce1" table:formula="of:=SIN([.$A$3]*[.CG2])*[.$A$1]" office:value-type="float" office:value="99.9514855143191" calcext:value-type="float">
            <text:p>100</text:p>
          </table:table-cell>
          <table:table-cell table:style-name="ce1" table:formula="of:=SIN([.$A$3]*[.CH2])*[.$A$1]" office:value-type="float" office:value="118.504408871161" calcext:value-type="float">
            <text:p>119</text:p>
          </table:table-cell>
          <table:table-cell table:style-name="ce1" table:formula="of:=SIN([.$A$3]*[.CI2])*[.$A$1]" office:value-type="float" office:value="136.288785662589" calcext:value-type="float">
            <text:p>136</text:p>
          </table:table-cell>
          <table:table-cell table:style-name="ce1" table:formula="of:=SIN([.$A$3]*[.CJ2])*[.$A$1]" office:value-type="float" office:value="153.189277380685" calcext:value-type="float">
            <text:p>153</text:p>
          </table:table-cell>
          <table:table-cell table:style-name="ce1" table:formula="of:=SIN([.$A$3]*[.CK2])*[.$A$1]" office:value-type="float" office:value="169.096277851403" calcext:value-type="float">
            <text:p>169</text:p>
          </table:table-cell>
          <table:table-cell table:style-name="ce1" table:formula="of:=SIN([.$A$3]*[.CL2])*[.$A$1]" office:value-type="float" office:value="183.906624072673" calcext:value-type="float">
            <text:p>184</text:p>
          </table:table-cell>
          <table:table-cell table:style-name="ce1" table:formula="of:=SIN([.$A$3]*[.CM2])*[.$A$1]" office:value-type="float" office:value="197.524265266052" calcext:value-type="float">
            <text:p>198</text:p>
          </table:table-cell>
          <table:table-cell table:style-name="ce1" table:formula="of:=SIN([.$A$3]*[.CN2])*[.$A$1]" office:value-type="float" office:value="209.860885802882" calcext:value-type="float">
            <text:p>210</text:p>
          </table:table-cell>
          <table:table-cell table:style-name="ce1" table:formula="of:=SIN([.$A$3]*[.CO2])*[.$A$1]" office:value-type="float" office:value="220.836477965032" calcext:value-type="float">
            <text:p>221</text:p>
          </table:table-cell>
          <table:table-cell table:style-name="ce1" table:formula="of:=SIN([.$A$3]*[.CP2])*[.$A$1]" office:value-type="float" office:value="230.379860825647" calcext:value-type="float">
            <text:p>230</text:p>
          </table:table-cell>
          <table:table-cell table:style-name="ce1" table:formula="of:=SIN([.$A$3]*[.CQ2])*[.$A$1]" office:value-type="float" office:value="238.429141884781" calcext:value-type="float">
            <text:p>238</text:p>
          </table:table-cell>
          <table:table-cell table:style-name="ce1" table:formula="of:=SIN([.$A$3]*[.CR2])*[.$A$1]" office:value-type="float" office:value="244.932118466" calcext:value-type="float">
            <text:p>245</text:p>
          </table:table-cell>
          <table:table-cell table:style-name="ce1" table:formula="of:=SIN([.$A$3]*[.CS2])*[.$A$1]" office:value-type="float" office:value="249.846616270778" calcext:value-type="float">
            <text:p>250</text:p>
          </table:table-cell>
          <table:table-cell table:style-name="ce1" table:formula="of:=SIN([.$A$3]*[.CT2])*[.$A$1]" office:value-type="float" office:value="253.140762895004" calcext:value-type="float">
            <text:p>253</text:p>
          </table:table-cell>
          <table:table-cell table:style-name="ce1" table:formula="of:=SIN([.$A$3]*[.CU2])*[.$A$1]" office:value-type="float" office:value="254.79319453375" calcext:value-type="float">
            <text:p>255</text:p>
          </table:table-cell>
          <table:table-cell table:style-name="ce1" table:formula="of:=SIN([.$A$3]*[.CV2])*[.$A$1]" office:value-type="float" office:value="254.79319453375" calcext:value-type="float">
            <text:p>255</text:p>
          </table:table-cell>
          <table:table-cell table:style-name="ce1" table:formula="of:=SIN([.$A$3]*[.CW2])*[.$A$1]" office:value-type="float" office:value="253.140762895004" calcext:value-type="float">
            <text:p>253</text:p>
          </table:table-cell>
          <table:table-cell table:style-name="ce1" table:formula="of:=SIN([.$A$3]*[.CX2])*[.$A$1]" office:value-type="float" office:value="249.846616270778" calcext:value-type="float">
            <text:p>250</text:p>
          </table:table-cell>
        </table:table-row>
        <table:table-row table:style-name="ro1" table:number-rows-repeated="1048572">
          <table:table-cell table:number-columns-repeated="102"/>
        </table:table-row>
        <table:table-row table:style-name="ro1">
          <table:table-cell table:number-columns-repeated="1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18:52:08.115310358</meta:creation-date>
    <dc:date>2014-03-24T20:10:28.095507614</dc:date>
    <meta:editing-duration>PT6M51S</meta:editing-duration>
    <meta:editing-cycles>2</meta:editing-cycles>
    <meta:generator>LibreOffice/4.1.5.3$Linux_X86_64 LibreOffice_project/410m0$Build-3</meta:generator>
    <meta:document-statistic meta:table-count="1" meta:cell-count="205" meta:object-count="0"/>
  </office:meta>
</office:document-meta>
</file>